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75cm" fo:min-width="2.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1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2.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2.5cm"/>
    </style:style>
    <style:style style:name="gr26" style:family="graphic" style:parent-style-name="standard">
      <style:graphic-properties svg:stroke-color="#000000" draw:opacity="0%" draw:textarea-horizontal-align="justify" draw:textarea-vertical-align="middle" draw:auto-grow-height="false" fo:min-height="1.95cm" fo:min-width="3.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cm" svg:x="18.6cm" svg:y="3cm">
          <text:p text:style-name="P1">Download </text:p>
          <text:p text:style-name="P1">docum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2cm" svg:x="3cm" svg:y="2.6cm">
          <text:p text:style-name="P1">Search </text:p>
          <text:p text:style-name="P1">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cm" svg:y1="1.6cm" svg:x2="3.8cm" svg:y2="2.6cm">
          <text:p/>
        </draw:line>
        <draw:line draw:style-name="gr4" draw:text-style-name="P3" draw:layer="layout" svg:x1="17.6cm" svg:y1="1.6cm" svg:x2="20.4cm" svg:y2="3cm">
          <text:p/>
        </draw:line>
        <draw:line draw:style-name="gr5" draw:text-style-name="P3" draw:layer="layout" svg:x1="21cm" svg:y1="11.6cm" svg:x2="25.6cm" svg:y2="1.4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3.6cm" svg:height="1.6cm" svg:x="5.6cm" svg:y="5.8cm">
          <text:p text:style-name="P1">Compose 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2cm" svg:height="1.8cm" svg:x="8cm" svg:y="2.2cm">
          <text:p text:style-name="P1">View</text:p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6cm" svg:y1="1.6cm" svg:x2="9.6cm" svg:y2="2.2cm">
          <text:p/>
        </draw:line>
        <draw:custom-shape draw:style-name="gr14" draw:text-style-name="P7" draw:layer="layout" svg:width="5.2cm" svg:height="2.6cm" svg:x="16cm" svg:y="11.4cm">
          <text:p text:style-name="P1"><text:span text:style-name="T2">Images, Docs, </text:span></text:p>
          <text:p text:style-name="P1"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5cm" svg:y1="11.4cm" svg:x2="18.3cm" svg:y2="7.4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2cm" svg:y="0.6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14.2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3cm" svg:y1="5.2cm" svg:x2="17.1cm" svg:y2="5.8cm">
          <text:p/>
        </draw:line>
        <draw:custom-shape draw:style-name="gr23" draw:text-style-name="P2" draw:layer="layout" svg:width="4.2cm" svg:height="1.6cm" svg:x="15.2cm" svg:y="5.8cm">
          <text:p text:style-name="P1">Account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.7cm" svg:y1="1.6cm" svg:x2="15cm" svg:y2="2.2cm">
          <text:p/>
        </draw:line>
        <draw:custom-shape draw:style-name="gr24" draw:text-style-name="P2" draw:layer="layout" svg:width="3.9cm" svg:height="1cm" svg:x="13.2cm" svg:y="4.2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5.2cm" svg:y1="3cm" svg:x2="15.2cm" svg:y2="4.2cm">
          <text:p/>
        </draw:line>
        <draw:line draw:style-name="gr5" draw:text-style-name="P3" draw:layer="layout" svg:x1="6.8cm" svg:y1="5.8cm" svg:x2="9.2cm" svg:y2="4cm">
          <text:p/>
        </draw:line>
        <draw:line draw:style-name="gr5" draw:text-style-name="P3" draw:layer="layout" svg:x1="16cm" svg:y1="13.2cm" svg:x2="13cm" svg:y2="12cm">
          <text:p/>
        </draw:line>
        <draw:custom-shape draw:style-name="gr25" draw:text-style-name="P2" draw:layer="layout" svg:width="3cm" svg:height="1.6cm" svg:x="10.6cm" svg:y="10.4cm">
          <text:p text:style-name="P1">XML </text:p>
          <text:p text:style-name="P1">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8cm" svg:y1="12cm" svg:x2="9.932cm" svg:y2="12.8cm">
          <text:p/>
        </draw:line>
        <draw:custom-shape draw:style-name="gr26" draw:text-style-name="P2" draw:layer="layout" svg:width="3.8cm" svg:height="2.2cm" svg:x="10.9cm" svg:y="5.6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5cm" svg:y1="5.2cm" svg:x2="12.8cm" svg:y2="5.6cm">
          <text:p/>
        </draw:line>
        <draw:line draw:style-name="gr8" draw:text-style-name="P1" draw:layer="layout" svg:x1="17.3cm" svg:y1="11.4cm" svg:x2="13.9cm" svg:y2="7.8cm">
          <text:p/>
        </draw:line>
        <draw:line draw:style-name="gr5" draw:text-style-name="P3" draw:layer="layout" svg:x1="16.2cm" svg:y1="11.6cm" svg:x2="8.2cm" svg:y2="7.4cm">
          <text:p/>
        </draw:line>
        <draw:line draw:style-name="gr5" draw:text-style-name="P3" draw:layer="layout" svg:x1="19.8cm" svg:y1="11.4cm" svg:x2="20.6cm" svg:y2="5cm">
          <text:p/>
        </draw:line>
        <draw:line draw:style-name="gr5" draw:text-style-name="P3" draw:layer="layout" svg:x1="4.6cm" svg:y1="11.6cm" svg:x2="4.6cm" svg:y2="4.6cm">
          <text:p/>
        </draw:lin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10:21:42.562234859</dc:date>
    <meta:editing-duration>PT31M2S</meta:editing-duration>
    <meta:editing-cycles>13</meta:editing-cycles>
    <meta:generator>LibreOffice/5.2.2.2.0$Linux_X86_64 LibreOffice_project/20m0$Build-2</meta:generator>
    <meta:document-statistic meta:object-count="72"/>
  </office:meta>
</office:document-meta>
</file>